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e2af" officeooo:paragraph-rsid="0015e2af"/>
    </style:style>
    <style:style style:name="P2" style:family="paragraph" style:parent-style-name="Standard">
      <style:text-properties fo:font-size="12pt" fo:font-weight="normal" officeooo:rsid="0015e2af" officeooo:paragraph-rsid="0015e2af" style:font-size-asian="10.5pt" style:font-weight-asian="normal" style:font-size-complex="12pt" style:font-weight-complex="normal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nkstellenpreise</text:span></text:p>
      <text:p text:style-name="P1"><text:span text:style-name="T1"/></text:p>
      <text:p text:style-name="P2">Als Datengrundlage werden per Tankerkönig-API die Daten gesammelt und in einer SQL-Datenbank gespeichert.</text:p>
      <text:p text:style-name="P2"/>
      <text:p text:style-name="P2">Als Datenbanksystem kann Sqlite oder MySql / MariaDB verwendet werden.</text:p>
      <text:p text:style-name="P2">Im produktiven Einsatz wird MySql <text:s/>bzw. MariaDB empfohlen.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17T12:41:12.512110809</meta:creation-date>
    <dc:date>2021-03-17T12:47:12.724826314</dc:date>
    <meta:editing-duration>PT6M1S</meta:editing-duration>
    <meta:editing-cycles>1</meta:editing-cycles>
    <meta:document-statistic meta:table-count="0" meta:image-count="0" meta:object-count="0" meta:page-count="1" meta:paragraph-count="4" meta:word-count="32" meta:character-count="250" meta:non-whitespace-character-count="221"/>
    <meta:generator>LibreOffice/7.1.1.2$Linux_X86_64 LibreOffice_project/dd797d330b34196606d0870aaa694e9504402ca1</meta:generator>
  </office:meta>
</office:document-meta>
</file>